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CG 10</text:p>
          </table:table-cell>
          <table:table-cell office:value-type="string" calcext:value-type="string">
            <text:p>S=100000</text:p>
          </table:table-cell>
          <table:table-cell office:value-type="string" calcext:value-type="string">
            <text:p>times in miliseconds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GPU 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03834" calcext:value-type="float">
            <text:p>2.03834</text:p>
          </table:table-cell>
          <table:table-cell office:value-type="float" office:value="4.00758" calcext:value-type="float">
            <text:p>4.00758</text:p>
          </table:table-cell>
          <table:table-cell office:value-type="float" office:value="7.90877" calcext:value-type="float">
            <text:p>7.90877</text:p>
          </table:table-cell>
          <table:table-cell office:value-type="float" office:value="18.3556" calcext:value-type="float">
            <text:p>18.3556</text:p>
          </table:table-cell>
          <table:table-cell office:value-type="float" office:value="30.7314" calcext:value-type="float">
            <text:p>30.7314</text:p>
          </table:table-cell>
          <table:table-cell office:value-type="float" office:value="74.7319" calcext:value-type="float">
            <text:p>74.73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04784" calcext:value-type="float">
            <text:p>2.04784</text:p>
          </table:table-cell>
          <table:table-cell office:value-type="float" office:value="4.03699" calcext:value-type="float">
            <text:p>4.03699</text:p>
          </table:table-cell>
          <table:table-cell office:value-type="float" office:value="7.90467" calcext:value-type="float">
            <text:p>7.90467</text:p>
          </table:table-cell>
          <table:table-cell office:value-type="float" office:value="15.0382" calcext:value-type="float">
            <text:p>15.0382</text:p>
          </table:table-cell>
          <table:table-cell office:value-type="float" office:value="31.647" calcext:value-type="float">
            <text:p>31.647</text:p>
          </table:table-cell>
          <table:table-cell office:value-type="float" office:value="74.9634" calcext:value-type="float">
            <text:p>74.96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08643" calcext:value-type="float">
            <text:p>2.08643</text:p>
          </table:table-cell>
          <table:table-cell office:value-type="float" office:value="4.02051" calcext:value-type="float">
            <text:p>4.02051</text:p>
          </table:table-cell>
          <table:table-cell office:value-type="float" office:value="7.87123" calcext:value-type="float">
            <text:p>7.87123</text:p>
          </table:table-cell>
          <table:table-cell office:value-type="float" office:value="15.1173" calcext:value-type="float">
            <text:p>15.1173</text:p>
          </table:table-cell>
          <table:table-cell office:value-type="float" office:value="30.5556" calcext:value-type="float">
            <text:p>30.5556</text:p>
          </table:table-cell>
          <table:table-cell office:value-type="float" office:value="74.4696" calcext:value-type="float">
            <text:p>74.46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03245" calcext:value-type="float">
            <text:p>2.03245</text:p>
          </table:table-cell>
          <table:table-cell office:value-type="float" office:value="4.07626" calcext:value-type="float">
            <text:p>4.07626</text:p>
          </table:table-cell>
          <table:table-cell office:value-type="float" office:value="7.92624" calcext:value-type="float">
            <text:p>7.92624</text:p>
          </table:table-cell>
          <table:table-cell office:value-type="float" office:value="14.9744" calcext:value-type="float">
            <text:p>14.9744</text:p>
          </table:table-cell>
          <table:table-cell office:value-type="float" office:value="30.8901" calcext:value-type="float">
            <text:p>30.8901</text:p>
          </table:table-cell>
          <table:table-cell office:value-type="float" office:value="74.5593" calcext:value-type="float">
            <text:p>74.55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03981" calcext:value-type="float">
            <text:p>2.03981</text:p>
          </table:table-cell>
          <table:table-cell office:value-type="float" office:value="4.0041" calcext:value-type="float">
            <text:p>4.0041</text:p>
          </table:table-cell>
          <table:table-cell office:value-type="float" office:value="7.8705" calcext:value-type="float">
            <text:p>7.8705</text:p>
          </table:table-cell>
          <table:table-cell office:value-type="float" office:value="16.2952" calcext:value-type="float">
            <text:p>16.2952</text:p>
          </table:table-cell>
          <table:table-cell office:value-type="float" office:value="31.5291" calcext:value-type="float">
            <text:p>31.5291</text:p>
          </table:table-cell>
          <table:table-cell office:value-type="float" office:value="76.9189" calcext:value-type="float">
            <text:p>76.9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05411" calcext:value-type="float">
            <text:p>2.05411</text:p>
          </table:table-cell>
          <table:table-cell office:value-type="float" office:value="4.01482" calcext:value-type="float">
            <text:p>4.01482</text:p>
          </table:table-cell>
          <table:table-cell office:value-type="float" office:value="7.90128" calcext:value-type="float">
            <text:p>7.90128</text:p>
          </table:table-cell>
          <table:table-cell office:value-type="float" office:value="15.4993" calcext:value-type="float">
            <text:p>15.4993</text:p>
          </table:table-cell>
          <table:table-cell office:value-type="float" office:value="30.4614" calcext:value-type="float">
            <text:p>30.4614</text:p>
          </table:table-cell>
          <table:table-cell office:value-type="float" office:value="76.1799" calcext:value-type="float">
            <text:p>76.17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53334" calcext:value-type="float">
            <text:p>2.53334</text:p>
          </table:table-cell>
          <table:table-cell office:value-type="float" office:value="4.45869" calcext:value-type="float">
            <text:p>4.45869</text:p>
          </table:table-cell>
          <table:table-cell office:value-type="float" office:value="7.98886" calcext:value-type="float">
            <text:p>7.98886</text:p>
          </table:table-cell>
          <table:table-cell office:value-type="float" office:value="14.9567" calcext:value-type="float">
            <text:p>14.9567</text:p>
          </table:table-cell>
          <table:table-cell office:value-type="float" office:value="31.8313" calcext:value-type="float">
            <text:p>31.8313</text:p>
          </table:table-cell>
          <table:table-cell office:value-type="float" office:value="75.9949" calcext:value-type="float">
            <text:p>75.99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02448" calcext:value-type="float">
            <text:p>2.02448</text:p>
          </table:table-cell>
          <table:table-cell office:value-type="float" office:value="3.9825" calcext:value-type="float">
            <text:p>3.9825</text:p>
          </table:table-cell>
          <table:table-cell office:value-type="float" office:value="7.88755" calcext:value-type="float">
            <text:p>7.88755</text:p>
          </table:table-cell>
          <table:table-cell office:value-type="float" office:value="14.8069" calcext:value-type="float">
            <text:p>14.8069</text:p>
          </table:table-cell>
          <table:table-cell office:value-type="float" office:value="30.8703" calcext:value-type="float">
            <text:p>30.8703</text:p>
          </table:table-cell>
          <table:table-cell office:value-type="float" office:value="75.909" calcext:value-type="float">
            <text:p>75.9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03315" calcext:value-type="float">
            <text:p>2.03315</text:p>
          </table:table-cell>
          <table:table-cell office:value-type="float" office:value="4.01075" calcext:value-type="float">
            <text:p>4.01075</text:p>
          </table:table-cell>
          <table:table-cell office:value-type="float" office:value="7.48422" calcext:value-type="float">
            <text:p>7.48422</text:p>
          </table:table-cell>
          <table:table-cell office:value-type="float" office:value="16.1109" calcext:value-type="float">
            <text:p>16.1109</text:p>
          </table:table-cell>
          <table:table-cell office:value-type="float" office:value="30.5927" calcext:value-type="float">
            <text:p>30.5927</text:p>
          </table:table-cell>
          <table:table-cell office:value-type="float" office:value="75.4715" calcext:value-type="float">
            <text:p>75.47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07971" calcext:value-type="float">
            <text:p>2.07971</text:p>
          </table:table-cell>
          <table:table-cell office:value-type="float" office:value="4.03629" calcext:value-type="float">
            <text:p>4.03629</text:p>
          </table:table-cell>
          <table:table-cell office:value-type="float" office:value="7.97712" calcext:value-type="float">
            <text:p>7.97712</text:p>
          </table:table-cell>
          <table:table-cell office:value-type="float" office:value="15.1689" calcext:value-type="float">
            <text:p>15.1689</text:p>
          </table:table-cell>
          <table:table-cell office:value-type="float" office:value="30.5904" calcext:value-type="float">
            <text:p>30.5904</text:p>
          </table:table-cell>
          <table:table-cell office:value-type="float" office:value="74.2102" calcext:value-type="float">
            <text:p>74.21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5:.C14])" office:value-type="float" office:value="2.096966" calcext:value-type="float">
            <text:p>2.096966</text:p>
          </table:table-cell>
          <table:table-cell table:formula="of:=AVERAGE([.D5:.D14])" office:value-type="float" office:value="4.064849" calcext:value-type="float">
            <text:p>4.064849</text:p>
          </table:table-cell>
          <table:table-cell table:formula="of:=AVERAGE([.E5:.E14])" office:value-type="float" office:value="7.872044" calcext:value-type="float">
            <text:p>7.872044</text:p>
          </table:table-cell>
          <table:table-cell table:formula="of:=AVERAGE([.F5:.F14])" office:value-type="float" office:value="15.63234" calcext:value-type="float">
            <text:p>15.63234</text:p>
          </table:table-cell>
          <table:table-cell table:formula="of:=AVERAGE([.G5:.G14])" office:value-type="float" office:value="30.96993" calcext:value-type="float">
            <text:p>30.96993</text:p>
          </table:table-cell>
          <table:table-cell table:formula="of:=AVERAGE([.H5:.H14])" office:value-type="float" office:value="75.34086" calcext:value-type="float">
            <text:p>75.34086</text:p>
          </table:table-cell>
          <table:table-cell/>
          <table:table-cell table:formula="of:=[.C15]/1000" office:value-type="float" office:value="0.002096966" calcext:value-type="float">
            <text:p>0.002096966</text:p>
          </table:table-cell>
          <table:table-cell table:formula="of:=[.D15]/1000" office:value-type="float" office:value="0.004064849" calcext:value-type="float">
            <text:p>0.004064849</text:p>
          </table:table-cell>
          <table:table-cell table:formula="of:=[.E15]/1000" office:value-type="float" office:value="0.007872044" calcext:value-type="float">
            <text:p>0.007872044</text:p>
          </table:table-cell>
          <table:table-cell table:formula="of:=[.F15]/1000" office:value-type="float" office:value="0.01563234" calcext:value-type="float">
            <text:p>0.01563234</text:p>
          </table:table-cell>
          <table:table-cell table:formula="of:=[.G15]/1000" office:value-type="float" office:value="0.03096993" calcext:value-type="float">
            <text:p>0.03096993</text:p>
          </table:table-cell>
          <table:table-cell table:formula="of:=[.H15]/1000" office:value-type="float" office:value="0.07534086" calcext:value-type="float">
            <text:p>0.07534086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5:.C14])" office:value-type="float" office:value="0.154658720284373" calcext:value-type="float">
            <text:p>0.1546587203</text:p>
          </table:table-cell>
          <table:table-cell table:formula="of:=STDEV([.D5:.D14])" office:value-type="float" office:value="0.14062549606431" calcext:value-type="float">
            <text:p>0.1406254961</text:p>
          </table:table-cell>
          <table:table-cell table:formula="of:=STDEV([.E5:.E14])" office:value-type="float" office:value="0.142026244147575" calcext:value-type="float">
            <text:p>0.1420262441</text:p>
          </table:table-cell>
          <table:table-cell table:formula="of:=STDEV([.F5:.F14])" office:value-type="float" office:value="1.08043296588811" calcext:value-type="float">
            <text:p>1.0804329659</text:p>
          </table:table-cell>
          <table:table-cell table:formula="of:=STDEV([.G5:.G14])" office:value-type="float" office:value="0.505839926480919" calcext:value-type="float">
            <text:p>0.5058399265</text:p>
          </table:table-cell>
          <table:table-cell table:formula="of:=STDEV([.H5:.H14])" office:value-type="float" office:value="0.889659544370142" calcext:value-type="float">
            <text:p>0.8896595444</text:p>
          </table:table-cell>
          <table:table-cell/>
          <table:table-cell table:formula="of:=[.C16]/1000" office:value-type="float" office:value="0.000154658720284373" calcext:value-type="float">
            <text:p>0.0001546587</text:p>
          </table:table-cell>
          <table:table-cell table:formula="of:=[.D16]/1000" office:value-type="float" office:value="0.00014062549606431" calcext:value-type="float">
            <text:p>0.0001406255</text:p>
          </table:table-cell>
          <table:table-cell table:formula="of:=[.E16]/1000" office:value-type="float" office:value="0.000142026244147575" calcext:value-type="float">
            <text:p>0.0001420262</text:p>
          </table:table-cell>
          <table:table-cell table:formula="of:=[.F16]/1000" office:value-type="float" office:value="0.00108043296588811" calcext:value-type="float">
            <text:p>0.001080433</text:p>
          </table:table-cell>
          <table:table-cell table:formula="of:=[.G16]/1000" office:value-type="float" office:value="0.000505839926480919" calcext:value-type="float">
            <text:p>0.0005058399</text:p>
          </table:table-cell>
          <table:table-cell table:formula="of:=[.H16]/1000" office:value-type="float" office:value="0.000889659544370142" calcext:value-type="float">
            <text:p>0.000889659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penmp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9.0323" calcext:value-type="float">
            <text:p>49.0323</text:p>
          </table:table-cell>
          <table:table-cell office:value-type="float" office:value="101.148" calcext:value-type="float">
            <text:p>101.148</text:p>
          </table:table-cell>
          <table:table-cell office:value-type="float" office:value="200.79" calcext:value-type="float">
            <text:p>200.79</text:p>
          </table:table-cell>
          <table:table-cell office:value-type="float" office:value="380.949" calcext:value-type="float">
            <text:p>380.949</text:p>
          </table:table-cell>
          <table:table-cell office:value-type="float" office:value="745.878" calcext:value-type="float">
            <text:p>745.878</text:p>
          </table:table-cell>
          <table:table-cell office:value-type="float" office:value="1480.84" calcext:value-type="float">
            <text:p>1480.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.9725" calcext:value-type="float">
            <text:p>60.9725</text:p>
          </table:table-cell>
          <table:table-cell office:value-type="float" office:value="106.102" calcext:value-type="float">
            <text:p>106.102</text:p>
          </table:table-cell>
          <table:table-cell office:value-type="float" office:value="195.493" calcext:value-type="float">
            <text:p>195.493</text:p>
          </table:table-cell>
          <table:table-cell office:value-type="float" office:value="378.07" calcext:value-type="float">
            <text:p>378.07</text:p>
          </table:table-cell>
          <table:table-cell office:value-type="float" office:value="763.571" calcext:value-type="float">
            <text:p>763.571</text:p>
          </table:table-cell>
          <table:table-cell office:value-type="float" office:value="1484.24" calcext:value-type="float">
            <text:p>1484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2.3048" calcext:value-type="float">
            <text:p>52.3048</text:p>
          </table:table-cell>
          <table:table-cell office:value-type="float" office:value="105.646" calcext:value-type="float">
            <text:p>105.646</text:p>
          </table:table-cell>
          <table:table-cell office:value-type="float" office:value="189.579" calcext:value-type="float">
            <text:p>189.579</text:p>
          </table:table-cell>
          <table:table-cell office:value-type="float" office:value="383.381" calcext:value-type="float">
            <text:p>383.381</text:p>
          </table:table-cell>
          <table:table-cell office:value-type="float" office:value="762.632" calcext:value-type="float">
            <text:p>762.632</text:p>
          </table:table-cell>
          <table:table-cell office:value-type="float" office:value="1509.61" calcext:value-type="float">
            <text:p>1509.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.7743" calcext:value-type="float">
            <text:p>51.7743</text:p>
          </table:table-cell>
          <table:table-cell office:value-type="float" office:value="99.7974" calcext:value-type="float">
            <text:p>99.7974</text:p>
          </table:table-cell>
          <table:table-cell office:value-type="float" office:value="187.741" calcext:value-type="float">
            <text:p>187.741</text:p>
          </table:table-cell>
          <table:table-cell office:value-type="float" office:value="406.285" calcext:value-type="float">
            <text:p>406.285</text:p>
          </table:table-cell>
          <table:table-cell office:value-type="float" office:value="751.502" calcext:value-type="float">
            <text:p>751.502</text:p>
          </table:table-cell>
          <table:table-cell office:value-type="float" office:value="1476.47" calcext:value-type="float">
            <text:p>1476.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9.6129" calcext:value-type="float">
            <text:p>49.6129</text:p>
          </table:table-cell>
          <table:table-cell office:value-type="float" office:value="98.3908" calcext:value-type="float">
            <text:p>98.3908</text:p>
          </table:table-cell>
          <table:table-cell office:value-type="float" office:value="182.904" calcext:value-type="float">
            <text:p>182.904</text:p>
          </table:table-cell>
          <table:table-cell office:value-type="float" office:value="371.793" calcext:value-type="float">
            <text:p>371.793</text:p>
          </table:table-cell>
          <table:table-cell office:value-type="float" office:value="750.801" calcext:value-type="float">
            <text:p>750.801</text:p>
          </table:table-cell>
          <table:table-cell office:value-type="float" office:value="1432.71" calcext:value-type="float">
            <text:p>1432.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.0857" calcext:value-type="float">
            <text:p>50.0857</text:p>
          </table:table-cell>
          <table:table-cell office:value-type="float" office:value="96.7207" calcext:value-type="float">
            <text:p>96.7207</text:p>
          </table:table-cell>
          <table:table-cell office:value-type="float" office:value="185.586" calcext:value-type="float">
            <text:p>185.586</text:p>
          </table:table-cell>
          <table:table-cell office:value-type="float" office:value="380.992" calcext:value-type="float">
            <text:p>380.992</text:p>
          </table:table-cell>
          <table:table-cell office:value-type="float" office:value="764.561" calcext:value-type="float">
            <text:p>764.561</text:p>
          </table:table-cell>
          <table:table-cell office:value-type="float" office:value="1473.96" calcext:value-type="float">
            <text:p>1473.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.8932" calcext:value-type="float">
            <text:p>49.8932</text:p>
          </table:table-cell>
          <table:table-cell office:value-type="float" office:value="93.8004" calcext:value-type="float">
            <text:p>93.8004</text:p>
          </table:table-cell>
          <table:table-cell office:value-type="float" office:value="185.099" calcext:value-type="float">
            <text:p>185.099</text:p>
          </table:table-cell>
          <table:table-cell office:value-type="float" office:value="381.571" calcext:value-type="float">
            <text:p>381.571</text:p>
          </table:table-cell>
          <table:table-cell office:value-type="float" office:value="752.987" calcext:value-type="float">
            <text:p>752.987</text:p>
          </table:table-cell>
          <table:table-cell office:value-type="float" office:value="1449.58" calcext:value-type="float">
            <text:p>1449.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1.6597" calcext:value-type="float">
            <text:p>51.6597</text:p>
          </table:table-cell>
          <table:table-cell office:value-type="float" office:value="106" calcext:value-type="float">
            <text:p>106</text:p>
          </table:table-cell>
          <table:table-cell office:value-type="float" office:value="185.237" calcext:value-type="float">
            <text:p>185.237</text:p>
          </table:table-cell>
          <table:table-cell office:value-type="float" office:value="381.3" calcext:value-type="float">
            <text:p>381.3</text:p>
          </table:table-cell>
          <table:table-cell office:value-type="float" office:value="743.735" calcext:value-type="float">
            <text:p>743.735</text:p>
          </table:table-cell>
          <table:table-cell office:value-type="float" office:value="1477.37" calcext:value-type="float">
            <text:p>1477.3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.1678" calcext:value-type="float">
            <text:p>52.1678</text:p>
          </table:table-cell>
          <table:table-cell office:value-type="float" office:value="94.3312" calcext:value-type="float">
            <text:p>94.3312</text:p>
          </table:table-cell>
          <table:table-cell office:value-type="float" office:value="195.646" calcext:value-type="float">
            <text:p>195.646</text:p>
          </table:table-cell>
          <table:table-cell office:value-type="float" office:value="387.653" calcext:value-type="float">
            <text:p>387.653</text:p>
          </table:table-cell>
          <table:table-cell office:value-type="float" office:value="747.157" calcext:value-type="float">
            <text:p>747.157</text:p>
          </table:table-cell>
          <table:table-cell office:value-type="float" office:value="1500.54" calcext:value-type="float">
            <text:p>1500.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.5418" calcext:value-type="float">
            <text:p>49.5418</text:p>
          </table:table-cell>
          <table:table-cell office:value-type="float" office:value="97.3532" calcext:value-type="float">
            <text:p>97.3532</text:p>
          </table:table-cell>
          <table:table-cell office:value-type="float" office:value="197.144" calcext:value-type="float">
            <text:p>197.144</text:p>
          </table:table-cell>
          <table:table-cell office:value-type="float" office:value="387.653" calcext:value-type="float">
            <text:p>387.653</text:p>
          </table:table-cell>
          <table:table-cell office:value-type="float" office:value="776.282" calcext:value-type="float">
            <text:p>776.282</text:p>
          </table:table-cell>
          <table:table-cell office:value-type="float" office:value="1475.23" calcext:value-type="float">
            <text:p>1475.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19:.C28])" office:value-type="float" office:value="51.7045" calcext:value-type="float">
            <text:p>51.7045</text:p>
          </table:table-cell>
          <table:table-cell table:formula="of:=AVERAGE([.D19:.D28])" office:value-type="float" office:value="99.92897" calcext:value-type="float">
            <text:p>99.92897</text:p>
          </table:table-cell>
          <table:table-cell table:formula="of:=AVERAGE([.E19:.E28])" office:value-type="float" office:value="190.5219" calcext:value-type="float">
            <text:p>190.5219</text:p>
          </table:table-cell>
          <table:table-cell table:formula="of:=AVERAGE([.F19:.F28])" office:value-type="float" office:value="383.9647" calcext:value-type="float">
            <text:p>383.9647</text:p>
          </table:table-cell>
          <table:table-cell table:formula="of:=AVERAGE([.G19:.G28])" office:value-type="float" office:value="755.9106" calcext:value-type="float">
            <text:p>755.9106</text:p>
          </table:table-cell>
          <table:table-cell table:formula="of:=AVERAGE([.H19:.H28])" office:value-type="float" office:value="1476.055" calcext:value-type="float">
            <text:p>1476.055</text:p>
          </table:table-cell>
          <table:table-cell/>
          <table:table-cell table:formula="of:=[.C29]/1000" office:value-type="float" office:value="0.0517045" calcext:value-type="float">
            <text:p>0.0517045</text:p>
          </table:table-cell>
          <table:table-cell table:formula="of:=[.D29]/1000" office:value-type="float" office:value="0.09992897" calcext:value-type="float">
            <text:p>0.09992897</text:p>
          </table:table-cell>
          <table:table-cell table:formula="of:=[.E29]/1000" office:value-type="float" office:value="0.1905219" calcext:value-type="float">
            <text:p>0.1905219</text:p>
          </table:table-cell>
          <table:table-cell table:formula="of:=[.F29]/1000" office:value-type="float" office:value="0.3839647" calcext:value-type="float">
            <text:p>0.3839647</text:p>
          </table:table-cell>
          <table:table-cell table:formula="of:=[.G29]/1000" office:value-type="float" office:value="0.7559106" calcext:value-type="float">
            <text:p>0.7559106</text:p>
          </table:table-cell>
          <table:table-cell table:formula="of:=[.H29]/1000" office:value-type="float" office:value="1.476055" calcext:value-type="float">
            <text:p>1.476055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19:.C28])" office:value-type="float" office:value="3.47325889043705" calcext:value-type="float">
            <text:p>3.4732588904</text:p>
          </table:table-cell>
          <table:table-cell table:formula="of:=STDEV([.D19:.D28])" office:value-type="float" office:value="4.68258517299294" calcext:value-type="float">
            <text:p>4.682585173</text:p>
          </table:table-cell>
          <table:table-cell table:formula="of:=STDEV([.E19:.E28])" office:value-type="float" office:value="6.22370297866685" calcext:value-type="float">
            <text:p>6.2237029787</text:p>
          </table:table-cell>
          <table:table-cell table:formula="of:=STDEV([.F19:.F28])" office:value-type="float" office:value="9.06398978927051" calcext:value-type="float">
            <text:p>9.0639897893</text:p>
          </table:table-cell>
          <table:table-cell table:formula="of:=STDEV([.G19:.G28])" office:value-type="float" office:value="10.3992377840344" calcext:value-type="float">
            <text:p>10.399237784</text:p>
          </table:table-cell>
          <table:table-cell table:formula="of:=STDEV([.H19:.H28])" office:value-type="float" office:value="22.1159305328384" calcext:value-type="float">
            <text:p>22.1159305328</text:p>
          </table:table-cell>
          <table:table-cell/>
          <table:table-cell table:formula="of:=[.C30]/1000" office:value-type="float" office:value="0.00347325889043705" calcext:value-type="float">
            <text:p>0.0034732589</text:p>
          </table:table-cell>
          <table:table-cell table:formula="of:=[.D30]/1000" office:value-type="float" office:value="0.00468258517299294" calcext:value-type="float">
            <text:p>0.0046825852</text:p>
          </table:table-cell>
          <table:table-cell table:formula="of:=[.E30]/1000" office:value-type="float" office:value="0.00622370297866685" calcext:value-type="float">
            <text:p>0.006223703</text:p>
          </table:table-cell>
          <table:table-cell table:formula="of:=[.F30]/1000" office:value-type="float" office:value="0.00906398978927051" calcext:value-type="float">
            <text:p>0.0090639898</text:p>
          </table:table-cell>
          <table:table-cell table:formula="of:=[.G30]/1000" office:value-type="float" office:value="0.0103992377840344" calcext:value-type="float">
            <text:p>0.0103992378</text:p>
          </table:table-cell>
          <table:table-cell table:formula="of:=[.H30]/1000" office:value-type="float" office:value="0.0221159305328384" calcext:value-type="float">
            <text:p>0.02211593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ingle core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86.367" calcext:value-type="float">
            <text:p>286.367</text:p>
          </table:table-cell>
          <table:table-cell office:value-type="float" office:value="578.404" calcext:value-type="float">
            <text:p>578.404</text:p>
          </table:table-cell>
          <table:table-cell office:value-type="float" office:value="1176.01" calcext:value-type="float">
            <text:p>1176.01</text:p>
          </table:table-cell>
          <table:table-cell office:value-type="float" office:value="2376.34" calcext:value-type="float">
            <text:p>2376.34</text:p>
          </table:table-cell>
          <table:table-cell office:value-type="float" office:value="4735.97" calcext:value-type="float">
            <text:p>4735.97</text:p>
          </table:table-cell>
          <table:table-cell office:value-type="float" office:value="9501.96" calcext:value-type="float">
            <text:p>9501.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4.859" calcext:value-type="float">
            <text:p>294.859</text:p>
          </table:table-cell>
          <table:table-cell office:value-type="float" office:value="587.264" calcext:value-type="float">
            <text:p>587.264</text:p>
          </table:table-cell>
          <table:table-cell office:value-type="float" office:value="1175.14" calcext:value-type="float">
            <text:p>1175.14</text:p>
          </table:table-cell>
          <table:table-cell office:value-type="float" office:value="2320.67" calcext:value-type="float">
            <text:p>2320.67</text:p>
          </table:table-cell>
          <table:table-cell office:value-type="float" office:value="4734.11" calcext:value-type="float">
            <text:p>4734.11</text:p>
          </table:table-cell>
          <table:table-cell office:value-type="float" office:value="9457.75" calcext:value-type="float">
            <text:p>9457.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5.822" calcext:value-type="float">
            <text:p>295.822</text:p>
          </table:table-cell>
          <table:table-cell office:value-type="float" office:value="589.345" calcext:value-type="float">
            <text:p>589.345</text:p>
          </table:table-cell>
          <table:table-cell office:value-type="float" office:value="1171.73" calcext:value-type="float">
            <text:p>1171.73</text:p>
          </table:table-cell>
          <table:table-cell office:value-type="float" office:value="2365.67" calcext:value-type="float">
            <text:p>2365.67</text:p>
          </table:table-cell>
          <table:table-cell office:value-type="float" office:value="4763.68" calcext:value-type="float">
            <text:p>4763.68</text:p>
          </table:table-cell>
          <table:table-cell office:value-type="float" office:value="9462.08" calcext:value-type="float">
            <text:p>9462.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9.21" calcext:value-type="float">
            <text:p>299.21</text:p>
          </table:table-cell>
          <table:table-cell office:value-type="float" office:value="588.015" calcext:value-type="float">
            <text:p>588.015</text:p>
          </table:table-cell>
          <table:table-cell office:value-type="float" office:value="1172.89" calcext:value-type="float">
            <text:p>1172.89</text:p>
          </table:table-cell>
          <table:table-cell office:value-type="float" office:value="2375.07" calcext:value-type="float">
            <text:p>2375.07</text:p>
          </table:table-cell>
          <table:table-cell office:value-type="float" office:value="4698.93" calcext:value-type="float">
            <text:p>4698.93</text:p>
          </table:table-cell>
          <table:table-cell office:value-type="float" office:value="9407.73" calcext:value-type="float">
            <text:p>9407.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7.042" calcext:value-type="float">
            <text:p>287.042</text:p>
          </table:table-cell>
          <table:table-cell office:value-type="float" office:value="582.468" calcext:value-type="float">
            <text:p>582.468</text:p>
          </table:table-cell>
          <table:table-cell office:value-type="float" office:value="1154.22" calcext:value-type="float">
            <text:p>1154.22</text:p>
          </table:table-cell>
          <table:table-cell office:value-type="float" office:value="2343.96" calcext:value-type="float">
            <text:p>2343.96</text:p>
          </table:table-cell>
          <table:table-cell office:value-type="float" office:value="4755.2" calcext:value-type="float">
            <text:p>4755.2</text:p>
          </table:table-cell>
          <table:table-cell office:value-type="float" office:value="9330.44" calcext:value-type="float">
            <text:p>9330.4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8.609" calcext:value-type="float">
            <text:p>298.609</text:p>
          </table:table-cell>
          <table:table-cell office:value-type="float" office:value="585.61" calcext:value-type="float">
            <text:p>585.61</text:p>
          </table:table-cell>
          <table:table-cell office:value-type="float" office:value="1172.82" calcext:value-type="float">
            <text:p>1172.82</text:p>
          </table:table-cell>
          <table:table-cell office:value-type="float" office:value="2346.62" calcext:value-type="float">
            <text:p>2346.62</text:p>
          </table:table-cell>
          <table:table-cell office:value-type="float" office:value="4691.87" calcext:value-type="float">
            <text:p>4691.87</text:p>
          </table:table-cell>
          <table:table-cell office:value-type="float" office:value="9345.8" calcext:value-type="float">
            <text:p>9345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4.932" calcext:value-type="float">
            <text:p>294.932</text:p>
          </table:table-cell>
          <table:table-cell office:value-type="float" office:value="590.452" calcext:value-type="float">
            <text:p>590.452</text:p>
          </table:table-cell>
          <table:table-cell office:value-type="float" office:value="1203.2" calcext:value-type="float">
            <text:p>1203.2</text:p>
          </table:table-cell>
          <table:table-cell office:value-type="float" office:value="2373.78" calcext:value-type="float">
            <text:p>2373.78</text:p>
          </table:table-cell>
          <table:table-cell office:value-type="float" office:value="4801.78" calcext:value-type="float">
            <text:p>4801.78</text:p>
          </table:table-cell>
          <table:table-cell office:value-type="float" office:value="9420.59" calcext:value-type="float">
            <text:p>9420.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89.457" calcext:value-type="float">
            <text:p>289.457</text:p>
          </table:table-cell>
          <table:table-cell office:value-type="float" office:value="593.669" calcext:value-type="float">
            <text:p>593.669</text:p>
          </table:table-cell>
          <table:table-cell office:value-type="float" office:value="1174.32" calcext:value-type="float">
            <text:p>1174.32</text:p>
          </table:table-cell>
          <table:table-cell office:value-type="float" office:value="2379.31" calcext:value-type="float">
            <text:p>2379.31</text:p>
          </table:table-cell>
          <table:table-cell office:value-type="float" office:value="4723.41" calcext:value-type="float">
            <text:p>4723.41</text:p>
          </table:table-cell>
          <table:table-cell office:value-type="float" office:value="9445.07" calcext:value-type="float">
            <text:p>9445.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8.526" calcext:value-type="float">
            <text:p>298.526</text:p>
          </table:table-cell>
          <table:table-cell office:value-type="float" office:value="581.65" calcext:value-type="float">
            <text:p>581.65</text:p>
          </table:table-cell>
          <table:table-cell office:value-type="float" office:value="1164.47" calcext:value-type="float">
            <text:p>1164.47</text:p>
          </table:table-cell>
          <table:table-cell office:value-type="float" office:value="2330.37" calcext:value-type="float">
            <text:p>2330.37</text:p>
          </table:table-cell>
          <table:table-cell office:value-type="float" office:value="4676.19" calcext:value-type="float">
            <text:p>4676.19</text:p>
          </table:table-cell>
          <table:table-cell office:value-type="float" office:value="9385.16" calcext:value-type="float">
            <text:p>9385.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4.738" calcext:value-type="float">
            <text:p>294.738</text:p>
          </table:table-cell>
          <table:table-cell office:value-type="float" office:value="598.333" calcext:value-type="float">
            <text:p>598.333</text:p>
          </table:table-cell>
          <table:table-cell office:value-type="float" office:value="1171.95" calcext:value-type="float">
            <text:p>1171.95</text:p>
          </table:table-cell>
          <table:table-cell office:value-type="float" office:value="2311.25" calcext:value-type="float">
            <text:p>2311.25</text:p>
          </table:table-cell>
          <table:table-cell office:value-type="float" office:value="4706.94" calcext:value-type="float">
            <text:p>4706.94</text:p>
          </table:table-cell>
          <table:table-cell office:value-type="float" office:value="9362.14" calcext:value-type="float">
            <text:p>9362.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33:.C42])" office:value-type="float" office:value="293.9562" calcext:value-type="float">
            <text:p>293.9562</text:p>
          </table:table-cell>
          <table:table-cell table:formula="of:=AVERAGE([.D33:.D42])" office:value-type="float" office:value="587.521" calcext:value-type="float">
            <text:p>587.521</text:p>
          </table:table-cell>
          <table:table-cell table:formula="of:=AVERAGE([.E33:.E42])" office:value-type="float" office:value="1173.675" calcext:value-type="float">
            <text:p>1173.675</text:p>
          </table:table-cell>
          <table:table-cell table:formula="of:=AVERAGE([.F33:.F42])" office:value-type="float" office:value="2352.304" calcext:value-type="float">
            <text:p>2352.304</text:p>
          </table:table-cell>
          <table:table-cell table:formula="of:=AVERAGE([.G33:.G42])" office:value-type="float" office:value="4728.808" calcext:value-type="float">
            <text:p>4728.808</text:p>
          </table:table-cell>
          <table:table-cell table:formula="of:=AVERAGE([.H33:.H42])" office:value-type="float" office:value="9411.872" calcext:value-type="float">
            <text:p>9411.872</text:p>
          </table:table-cell>
          <table:table-cell/>
          <table:table-cell table:formula="of:=[.C43]/1000" office:value-type="float" office:value="0.2939562" calcext:value-type="float">
            <text:p>0.2939562</text:p>
          </table:table-cell>
          <table:table-cell table:formula="of:=[.D43]/1000" office:value-type="float" office:value="0.587521" calcext:value-type="float">
            <text:p>0.587521</text:p>
          </table:table-cell>
          <table:table-cell table:formula="of:=[.E43]/1000" office:value-type="float" office:value="1.173675" calcext:value-type="float">
            <text:p>1.173675</text:p>
          </table:table-cell>
          <table:table-cell table:formula="of:=[.F43]/1000" office:value-type="float" office:value="2.352304" calcext:value-type="float">
            <text:p>2.352304</text:p>
          </table:table-cell>
          <table:table-cell table:formula="of:=[.G43]/1000" office:value-type="float" office:value="4.728808" calcext:value-type="float">
            <text:p>4.728808</text:p>
          </table:table-cell>
          <table:table-cell table:formula="of:=[.H43]/1000" office:value-type="float" office:value="9.411872" calcext:value-type="float">
            <text:p>9.411872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33:.C42])" office:value-type="float" office:value="4.73331699058211" calcext:value-type="float">
            <text:p>4.7333169906</text:p>
          </table:table-cell>
          <table:table-cell table:formula="of:=STDEV([.D33:.D42])" office:value-type="float" office:value="5.90384178122837" calcext:value-type="float">
            <text:p>5.9038417812</text:p>
          </table:table-cell>
          <table:table-cell table:formula="of:=STDEV([.E33:.E42])" office:value-type="float" office:value="12.2523242692968" calcext:value-type="float">
            <text:p>12.2523242693</text:p>
          </table:table-cell>
          <table:table-cell table:formula="of:=STDEV([.F33:.F42])" office:value-type="float" office:value="25.2419052811436" calcext:value-type="float">
            <text:p>25.2419052811</text:p>
          </table:table-cell>
          <table:table-cell table:formula="of:=STDEV([.G33:.G42])" office:value-type="float" office:value="37.7859832330574" calcext:value-type="float">
            <text:p>37.7859832331</text:p>
          </table:table-cell>
          <table:table-cell table:formula="of:=STDEV([.H33:.H42])" office:value-type="float" office:value="55.8969601240631" calcext:value-type="float">
            <text:p>55.8969601241</text:p>
          </table:table-cell>
          <table:table-cell/>
          <table:table-cell table:formula="of:=[.C44]/1000" office:value-type="float" office:value="0.00473331699058211" calcext:value-type="float">
            <text:p>0.004733317</text:p>
          </table:table-cell>
          <table:table-cell table:formula="of:=[.D44]/1000" office:value-type="float" office:value="0.00590384178122837" calcext:value-type="float">
            <text:p>0.0059038418</text:p>
          </table:table-cell>
          <table:table-cell table:formula="of:=[.E44]/1000" office:value-type="float" office:value="0.0122523242692968" calcext:value-type="float">
            <text:p>0.0122523243</text:p>
          </table:table-cell>
          <table:table-cell table:formula="of:=[.F44]/1000" office:value-type="float" office:value="0.0252419052811436" calcext:value-type="float">
            <text:p>0.0252419053</text:p>
          </table:table-cell>
          <table:table-cell table:formula="of:=[.G44]/1000" office:value-type="float" office:value="0.0377859832330574" calcext:value-type="float">
            <text:p>0.0377859832</text:p>
          </table:table-cell>
          <table:table-cell table:formula="of:=[.H44]/1000" office:value-type="float" office:value="0.0558969601240631" calcext:value-type="float">
            <text:p>0.055896960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GPU/single</text:p>
          </table:table-cell>
          <table:table-cell table:formula="of:=[.C43]/[.C15]" office:value-type="float" office:value="140.181671996589" calcext:value-type="float">
            <text:p>140.1816719966</text:p>
          </table:table-cell>
          <table:table-cell table:formula="of:=[.D43]/[.D15]" office:value-type="float" office:value="144.536980340475" calcext:value-type="float">
            <text:p>144.5369803405</text:p>
          </table:table-cell>
          <table:table-cell table:formula="of:=[.E43]/[.E15]" office:value-type="float" office:value="149.094059941738" calcext:value-type="float">
            <text:p>149.0940599417</text:p>
          </table:table-cell>
          <table:table-cell table:formula="of:=[.F43]/[.F15]" office:value-type="float" office:value="150.476768033449" calcext:value-type="float">
            <text:p>150.4767680334</text:p>
          </table:table-cell>
          <table:table-cell table:formula="of:=[.G43]/[.G15]" office:value-type="float" office:value="152.690303142435" calcext:value-type="float">
            <text:p>152.6903031424</text:p>
          </table:table-cell>
          <table:table-cell table:formula="of:=[.H43]/[.H15]" office:value-type="float" office:value="124.923872650246" calcext:value-type="float">
            <text:p>124.92387265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PU/openmp</text:p>
          </table:table-cell>
          <table:table-cell table:formula="of:=[.C29]/[.C15]" office:value-type="float" office:value="24.656813701319" calcext:value-type="float">
            <text:p>24.6568137013</text:p>
          </table:table-cell>
          <table:table-cell table:formula="of:=[.D29]/[.D15]" office:value-type="float" office:value="24.5836856424433" calcext:value-type="float">
            <text:p>24.5836856424</text:p>
          </table:table-cell>
          <table:table-cell table:formula="of:=[.E29]/[.E15]" office:value-type="float" office:value="24.2023418568291" calcext:value-type="float">
            <text:p>24.2023418568</text:p>
          </table:table-cell>
          <table:table-cell table:formula="of:=[.F29]/[.F15]" office:value-type="float" office:value="24.5622024597725" calcext:value-type="float">
            <text:p>24.5622024598</text:p>
          </table:table-cell>
          <table:table-cell table:formula="of:=[.G29]/[.G15]" office:value-type="float" office:value="24.4078885551243" calcext:value-type="float">
            <text:p>24.4078885551</text:p>
          </table:table-cell>
          <table:table-cell table:formula="of:=[.H29]/[.H15]" office:value-type="float" office:value="19.5916930069553" calcext:value-type="float">
            <text:p>19.5916930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nmp/single</text:p>
          </table:table-cell>
          <table:table-cell table:formula="of:=[.C43]/[.C29]" office:value-type="float" office:value="5.68531172335097" calcext:value-type="float">
            <text:p>5.6853117234</text:p>
          </table:table-cell>
          <table:table-cell table:formula="of:=[.D43]/[.D29]" office:value-type="float" office:value="5.87938612796669" calcext:value-type="float">
            <text:p>5.879386128</text:p>
          </table:table-cell>
          <table:table-cell table:formula="of:=[.E43]/[.E29]" office:value-type="float" office:value="6.16031542830509" calcext:value-type="float">
            <text:p>6.1603154283</text:p>
          </table:table-cell>
          <table:table-cell table:formula="of:=[.F43]/[.F29]" office:value-type="float" office:value="6.12635484459899" calcext:value-type="float">
            <text:p>6.1263548446</text:p>
          </table:table-cell>
          <table:table-cell table:formula="of:=[.G43]/[.G29]" office:value-type="float" office:value="6.25577680746903" calcext:value-type="float">
            <text:p>6.2557768075</text:p>
          </table:table-cell>
          <table:table-cell table:formula="of:=[.H43]/[.H29]" office:value-type="float" office:value="6.37636944422803" calcext:value-type="float">
            <text:p>6.3763694442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CG 10</text:p>
          </table:table-cell>
          <table:table-cell office:value-type="string" calcext:value-type="string">
            <text:p>S=20040000</text:p>
          </table:table-cell>
          <table:table-cell office:value-type="string" calcext:value-type="string">
            <text:p>times in miliseconds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GPU 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1.283" calcext:value-type="float">
            <text:p>331.283</text:p>
          </table:table-cell>
          <table:table-cell office:value-type="float" office:value="622.7" calcext:value-type="float">
            <text:p>622.7</text:p>
          </table:table-cell>
          <table:table-cell office:value-type="float" office:value="1213.85" calcext:value-type="float">
            <text:p>1213.85</text:p>
          </table:table-cell>
          <table:table-cell office:value-type="float" office:value="2377.88" calcext:value-type="float">
            <text:p>2377.88</text:p>
          </table:table-cell>
          <table:table-cell office:value-type="float" office:value="4710.06" calcext:value-type="float">
            <text:p>4710.06</text:p>
          </table:table-cell>
          <table:table-cell office:value-type="float" office:value="12280" calcext:value-type="float">
            <text:p>1228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30.145" calcext:value-type="float">
            <text:p>330.145</text:p>
          </table:table-cell>
          <table:table-cell office:value-type="float" office:value="639.358" calcext:value-type="float">
            <text:p>639.358</text:p>
          </table:table-cell>
          <table:table-cell office:value-type="float" office:value="1200.96" calcext:value-type="float">
            <text:p>1200.96</text:p>
          </table:table-cell>
          <table:table-cell office:value-type="float" office:value="2367.5" calcext:value-type="float">
            <text:p>2367.5</text:p>
          </table:table-cell>
          <table:table-cell office:value-type="float" office:value="4697.98" calcext:value-type="float">
            <text:p>4697.98</text:p>
          </table:table-cell>
          <table:table-cell office:value-type="float" office:value="12218.5" calcext:value-type="float">
            <text:p>12218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0.46" calcext:value-type="float">
            <text:p>330.46</text:p>
          </table:table-cell>
          <table:table-cell office:value-type="float" office:value="623.003" calcext:value-type="float">
            <text:p>623.003</text:p>
          </table:table-cell>
          <table:table-cell office:value-type="float" office:value="1217.5" calcext:value-type="float">
            <text:p>1217.5</text:p>
          </table:table-cell>
          <table:table-cell office:value-type="float" office:value="2369.05" calcext:value-type="float">
            <text:p>2369.05</text:p>
          </table:table-cell>
          <table:table-cell office:value-type="float" office:value="4701.09" calcext:value-type="float">
            <text:p>4701.09</text:p>
          </table:table-cell>
          <table:table-cell office:value-type="float" office:value="12259.2" calcext:value-type="float">
            <text:p>12259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5.3" calcext:value-type="float">
            <text:p>325.3</text:p>
          </table:table-cell>
          <table:table-cell office:value-type="float" office:value="637.811" calcext:value-type="float">
            <text:p>637.811</text:p>
          </table:table-cell>
          <table:table-cell office:value-type="float" office:value="1207.5" calcext:value-type="float">
            <text:p>1207.5</text:p>
          </table:table-cell>
          <table:table-cell office:value-type="float" office:value="2370.78" calcext:value-type="float">
            <text:p>2370.78</text:p>
          </table:table-cell>
          <table:table-cell office:value-type="float" office:value="4713.77" calcext:value-type="float">
            <text:p>4713.77</text:p>
          </table:table-cell>
          <table:table-cell office:value-type="float" office:value="12306" calcext:value-type="float">
            <text:p>123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30.996" calcext:value-type="float">
            <text:p>330.996</text:p>
          </table:table-cell>
          <table:table-cell office:value-type="float" office:value="634.554" calcext:value-type="float">
            <text:p>634.554</text:p>
          </table:table-cell>
          <table:table-cell office:value-type="float" office:value="1195.68" calcext:value-type="float">
            <text:p>1195.68</text:p>
          </table:table-cell>
          <table:table-cell office:value-type="float" office:value="2356.78" calcext:value-type="float">
            <text:p>2356.78</text:p>
          </table:table-cell>
          <table:table-cell office:value-type="float" office:value="4703.71" calcext:value-type="float">
            <text:p>4703.71</text:p>
          </table:table-cell>
          <table:table-cell office:value-type="float" office:value="12643.5" calcext:value-type="float">
            <text:p>12643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3.72" calcext:value-type="float">
            <text:p>333.72</text:p>
          </table:table-cell>
          <table:table-cell office:value-type="float" office:value="629.889" calcext:value-type="float">
            <text:p>629.889</text:p>
          </table:table-cell>
          <table:table-cell office:value-type="float" office:value="1208.97" calcext:value-type="float">
            <text:p>1208.97</text:p>
          </table:table-cell>
          <table:table-cell office:value-type="float" office:value="2361.21" calcext:value-type="float">
            <text:p>2361.21</text:p>
          </table:table-cell>
          <table:table-cell office:value-type="float" office:value="4686.19" calcext:value-type="float">
            <text:p>4686.19</text:p>
          </table:table-cell>
          <table:table-cell office:value-type="float" office:value="12229.9" calcext:value-type="float">
            <text:p>12229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1.182" calcext:value-type="float">
            <text:p>341.182</text:p>
          </table:table-cell>
          <table:table-cell office:value-type="float" office:value="636.904" calcext:value-type="float">
            <text:p>636.904</text:p>
          </table:table-cell>
          <table:table-cell office:value-type="float" office:value="1226.43" calcext:value-type="float">
            <text:p>1226.43</text:p>
          </table:table-cell>
          <table:table-cell office:value-type="float" office:value="2382.56" calcext:value-type="float">
            <text:p>2382.56</text:p>
          </table:table-cell>
          <table:table-cell office:value-type="float" office:value="4738.51" calcext:value-type="float">
            <text:p>4738.51</text:p>
          </table:table-cell>
          <table:table-cell office:value-type="float" office:value="12346.4" calcext:value-type="float">
            <text:p>12346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9.735" calcext:value-type="float">
            <text:p>339.735</text:p>
          </table:table-cell>
          <table:table-cell office:value-type="float" office:value="619.161" calcext:value-type="float">
            <text:p>619.161</text:p>
          </table:table-cell>
          <table:table-cell office:value-type="float" office:value="1209.7" calcext:value-type="float">
            <text:p>1209.7</text:p>
          </table:table-cell>
          <table:table-cell office:value-type="float" office:value="2368.06" calcext:value-type="float">
            <text:p>2368.06</text:p>
          </table:table-cell>
          <table:table-cell office:value-type="float" office:value="4708.67" calcext:value-type="float">
            <text:p>4708.67</text:p>
          </table:table-cell>
          <table:table-cell office:value-type="float" office:value="12407.1" calcext:value-type="float">
            <text:p>12407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8.532" calcext:value-type="float">
            <text:p>338.532</text:p>
          </table:table-cell>
          <table:table-cell office:value-type="float" office:value="622.53" calcext:value-type="float">
            <text:p>622.53</text:p>
          </table:table-cell>
          <table:table-cell office:value-type="float" office:value="1216.25" calcext:value-type="float">
            <text:p>1216.25</text:p>
          </table:table-cell>
          <table:table-cell office:value-type="float" office:value="2368.17" calcext:value-type="float">
            <text:p>2368.17</text:p>
          </table:table-cell>
          <table:table-cell office:value-type="float" office:value="4696.97" calcext:value-type="float">
            <text:p>4696.97</text:p>
          </table:table-cell>
          <table:table-cell office:value-type="float" office:value="12245.1" calcext:value-type="float">
            <text:p>12245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37.28" calcext:value-type="float">
            <text:p>337.28</text:p>
          </table:table-cell>
          <table:table-cell office:value-type="float" office:value="623.941" calcext:value-type="float">
            <text:p>623.941</text:p>
          </table:table-cell>
          <table:table-cell office:value-type="float" office:value="1216.37" calcext:value-type="float">
            <text:p>1216.37</text:p>
          </table:table-cell>
          <table:table-cell office:value-type="float" office:value="2385.3" calcext:value-type="float">
            <text:p>2385.3</text:p>
          </table:table-cell>
          <table:table-cell office:value-type="float" office:value="4696.2" calcext:value-type="float">
            <text:p>4696.2</text:p>
          </table:table-cell>
          <table:table-cell office:value-type="float" office:value="12243.1" calcext:value-type="float">
            <text:p>12243.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56:.C65])" office:value-type="float" office:value="333.8633" calcext:value-type="float">
            <text:p>333.8633</text:p>
          </table:table-cell>
          <table:table-cell table:formula="of:=AVERAGE([.D56:.D65])" office:value-type="float" office:value="628.9851" calcext:value-type="float">
            <text:p>628.9851</text:p>
          </table:table-cell>
          <table:table-cell table:formula="of:=AVERAGE([.E56:.E65])" office:value-type="float" office:value="1211.321" calcext:value-type="float">
            <text:p>1211.321</text:p>
          </table:table-cell>
          <table:table-cell table:formula="of:=AVERAGE([.F56:.F65])" office:value-type="float" office:value="2370.729" calcext:value-type="float">
            <text:p>2370.729</text:p>
          </table:table-cell>
          <table:table-cell table:formula="of:=AVERAGE([.G56:.G65])" office:value-type="float" office:value="4705.315" calcext:value-type="float">
            <text:p>4705.315</text:p>
          </table:table-cell>
          <table:table-cell table:formula="of:=AVERAGE([.H56:.H65])" office:value-type="float" office:value="12317.88" calcext:value-type="float">
            <text:p>12317.88</text:p>
          </table:table-cell>
          <table:table-cell/>
          <table:table-cell table:formula="of:=[.C66]/1000" office:value-type="float" office:value="0.3338633" calcext:value-type="float">
            <text:p>0.3338633</text:p>
          </table:table-cell>
          <table:table-cell table:formula="of:=[.D66]/1000" office:value-type="float" office:value="0.6289851" calcext:value-type="float">
            <text:p>0.6289851</text:p>
          </table:table-cell>
          <table:table-cell table:formula="of:=[.E66]/1000" office:value-type="float" office:value="1.211321" calcext:value-type="float">
            <text:p>1.211321</text:p>
          </table:table-cell>
          <table:table-cell table:formula="of:=[.F66]/1000" office:value-type="float" office:value="2.370729" calcext:value-type="float">
            <text:p>2.370729</text:p>
          </table:table-cell>
          <table:table-cell table:formula="of:=[.G66]/1000" office:value-type="float" office:value="4.705315" calcext:value-type="float">
            <text:p>4.705315</text:p>
          </table:table-cell>
          <table:table-cell table:formula="of:=[.H66]/1000" office:value-type="float" office:value="12.31788" calcext:value-type="float">
            <text:p>12.31788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56:.C65])" office:value-type="float" office:value="5.11152330089139" calcext:value-type="float">
            <text:p>5.1115233009</text:p>
          </table:table-cell>
          <table:table-cell table:formula="of:=STDEV([.D56:.D65])" office:value-type="float" office:value="7.5934506056206" calcext:value-type="float">
            <text:p>7.5934506056</text:p>
          </table:table-cell>
          <table:table-cell table:formula="of:=STDEV([.E56:.E65])" office:value-type="float" office:value="8.80272236930774" calcext:value-type="float">
            <text:p>8.8027223693</text:p>
          </table:table-cell>
          <table:table-cell table:formula="of:=STDEV([.F56:.F65])" office:value-type="float" office:value="8.91646099451271" calcext:value-type="float">
            <text:p>8.9164609945</text:p>
          </table:table-cell>
          <table:table-cell table:formula="of:=STDEV([.G56:.G65])" office:value-type="float" office:value="14.1416754075795" calcext:value-type="float">
            <text:p>14.1416754076</text:p>
          </table:table-cell>
          <table:table-cell table:formula="of:=STDEV([.H56:.H65])" office:value-type="float" office:value="128.377566402996" calcext:value-type="float">
            <text:p>128.377566403</text:p>
          </table:table-cell>
          <table:table-cell/>
          <table:table-cell table:formula="of:=[.C67]/1000" office:value-type="float" office:value="0.00511152330089139" calcext:value-type="float">
            <text:p>0.0051115233</text:p>
          </table:table-cell>
          <table:table-cell table:formula="of:=[.D67]/1000" office:value-type="float" office:value="0.0075934506056206" calcext:value-type="float">
            <text:p>0.0075934506</text:p>
          </table:table-cell>
          <table:table-cell table:formula="of:=[.E67]/1000" office:value-type="float" office:value="0.00880272236930774" calcext:value-type="float">
            <text:p>0.0088027224</text:p>
          </table:table-cell>
          <table:table-cell table:formula="of:=[.F67]/1000" office:value-type="float" office:value="0.00891646099451271" calcext:value-type="float">
            <text:p>0.008916461</text:p>
          </table:table-cell>
          <table:table-cell table:formula="of:=[.G67]/1000" office:value-type="float" office:value="0.0141416754075795" calcext:value-type="float">
            <text:p>0.0141416754</text:p>
          </table:table-cell>
          <table:table-cell table:formula="of:=[.H67]/1000" office:value-type="float" office:value="0.128377566402996" calcext:value-type="float">
            <text:p>0.128377566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penmp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12.81" calcext:value-type="float">
            <text:p>8512.81</text:p>
          </table:table-cell>
          <table:table-cell office:value-type="float" office:value="17882.9" calcext:value-type="float">
            <text:p>17882.9</text:p>
          </table:table-cell>
          <table:table-cell office:value-type="float" office:value="36905.5" calcext:value-type="float">
            <text:p>36905.5</text:p>
          </table:table-cell>
          <table:table-cell office:value-type="float" office:value="75527.5" calcext:value-type="float">
            <text:p>75527.5</text:p>
          </table:table-cell>
          <table:table-cell office:value-type="float" office:value="151849" calcext:value-type="float">
            <text:p>151849</text:p>
          </table:table-cell>
          <table:table-cell office:value-type="float" office:value="306646" calcext:value-type="float">
            <text:p>3066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814.64" calcext:value-type="float">
            <text:p>8814.64</text:p>
          </table:table-cell>
          <table:table-cell office:value-type="float" office:value="17919.1" calcext:value-type="float">
            <text:p>17919.1</text:p>
          </table:table-cell>
          <table:table-cell office:value-type="float" office:value="36994.9" calcext:value-type="float">
            <text:p>36994.9</text:p>
          </table:table-cell>
          <table:table-cell office:value-type="float" office:value="75186.3" calcext:value-type="float">
            <text:p>75186.3</text:p>
          </table:table-cell>
          <table:table-cell office:value-type="float" office:value="151022" calcext:value-type="float">
            <text:p>151022</text:p>
          </table:table-cell>
          <table:table-cell office:value-type="float" office:value="305679" calcext:value-type="float">
            <text:p>3056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907.36" calcext:value-type="float">
            <text:p>8907.36</text:p>
          </table:table-cell>
          <table:table-cell office:value-type="float" office:value="18197.1" calcext:value-type="float">
            <text:p>18197.1</text:p>
          </table:table-cell>
          <table:table-cell office:value-type="float" office:value="36795.2" calcext:value-type="float">
            <text:p>36795.2</text:p>
          </table:table-cell>
          <table:table-cell office:value-type="float" office:value="75578.8" calcext:value-type="float">
            <text:p>75578.8</text:p>
          </table:table-cell>
          <table:table-cell office:value-type="float" office:value="153940" calcext:value-type="float">
            <text:p>153940</text:p>
          </table:table-cell>
          <table:table-cell office:value-type="float" office:value="308379" calcext:value-type="float">
            <text:p>3083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34.89" calcext:value-type="float">
            <text:p>8834.89</text:p>
          </table:table-cell>
          <table:table-cell office:value-type="float" office:value="17916.1" calcext:value-type="float">
            <text:p>17916.1</text:p>
          </table:table-cell>
          <table:table-cell office:value-type="float" office:value="36617.8" calcext:value-type="float">
            <text:p>36617.8</text:p>
          </table:table-cell>
          <table:table-cell office:value-type="float" office:value="75559.5" calcext:value-type="float">
            <text:p>75559.5</text:p>
          </table:table-cell>
          <table:table-cell office:value-type="float" office:value="152228" calcext:value-type="float">
            <text:p>152228</text:p>
          </table:table-cell>
          <table:table-cell office:value-type="float" office:value="305908" calcext:value-type="float">
            <text:p>3059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511.62" calcext:value-type="float">
            <text:p>8511.62</text:p>
          </table:table-cell>
          <table:table-cell office:value-type="float" office:value="17827.1" calcext:value-type="float">
            <text:p>17827.1</text:p>
          </table:table-cell>
          <table:table-cell office:value-type="float" office:value="36653.8" calcext:value-type="float">
            <text:p>36653.8</text:p>
          </table:table-cell>
          <table:table-cell office:value-type="float" office:value="75515.3" calcext:value-type="float">
            <text:p>75515.3</text:p>
          </table:table-cell>
          <table:table-cell office:value-type="float" office:value="152302" calcext:value-type="float">
            <text:p>152302</text:p>
          </table:table-cell>
          <table:table-cell office:value-type="float" office:value="294798" calcext:value-type="float">
            <text:p>2947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945.56" calcext:value-type="float">
            <text:p>8945.56</text:p>
          </table:table-cell>
          <table:table-cell office:value-type="float" office:value="18001.5" calcext:value-type="float">
            <text:p>18001.5</text:p>
          </table:table-cell>
          <table:table-cell office:value-type="float" office:value="36988.5" calcext:value-type="float">
            <text:p>36988.5</text:p>
          </table:table-cell>
          <table:table-cell office:value-type="float" office:value="75579.9" calcext:value-type="float">
            <text:p>75579.9</text:p>
          </table:table-cell>
          <table:table-cell office:value-type="float" office:value="153034" calcext:value-type="float">
            <text:p>153034</text:p>
          </table:table-cell>
          <table:table-cell office:value-type="float" office:value="305576" calcext:value-type="float">
            <text:p>3055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740.67" calcext:value-type="float">
            <text:p>8740.67</text:p>
          </table:table-cell>
          <table:table-cell office:value-type="float" office:value="17683.9" calcext:value-type="float">
            <text:p>17683.9</text:p>
          </table:table-cell>
          <table:table-cell office:value-type="float" office:value="36915.1" calcext:value-type="float">
            <text:p>36915.1</text:p>
          </table:table-cell>
          <table:table-cell office:value-type="float" office:value="75490" calcext:value-type="float">
            <text:p>75490</text:p>
          </table:table-cell>
          <table:table-cell office:value-type="float" office:value="152462" calcext:value-type="float">
            <text:p>152462</text:p>
          </table:table-cell>
          <table:table-cell office:value-type="float" office:value="306004" calcext:value-type="float">
            <text:p>3060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588.36" calcext:value-type="float">
            <text:p>8588.36</text:p>
          </table:table-cell>
          <table:table-cell office:value-type="float" office:value="17919.1" calcext:value-type="float">
            <text:p>17919.1</text:p>
          </table:table-cell>
          <table:table-cell office:value-type="float" office:value="36747.2" calcext:value-type="float">
            <text:p>36747.2</text:p>
          </table:table-cell>
          <table:table-cell office:value-type="float" office:value="74947.3" calcext:value-type="float">
            <text:p>74947.3</text:p>
          </table:table-cell>
          <table:table-cell office:value-type="float" office:value="151205" calcext:value-type="float">
            <text:p>151205</text:p>
          </table:table-cell>
          <table:table-cell office:value-type="float" office:value="306636" calcext:value-type="float">
            <text:p>3066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06.54" calcext:value-type="float">
            <text:p>9006.54</text:p>
          </table:table-cell>
          <table:table-cell office:value-type="float" office:value="17939.9" calcext:value-type="float">
            <text:p>17939.9</text:p>
          </table:table-cell>
          <table:table-cell office:value-type="float" office:value="36847.4" calcext:value-type="float">
            <text:p>36847.4</text:p>
          </table:table-cell>
          <table:table-cell office:value-type="float" office:value="75067.8" calcext:value-type="float">
            <text:p>75067.8</text:p>
          </table:table-cell>
          <table:table-cell office:value-type="float" office:value="152811" calcext:value-type="float">
            <text:p>152811</text:p>
          </table:table-cell>
          <table:table-cell office:value-type="float" office:value="306956" calcext:value-type="float">
            <text:p>3069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819.04" calcext:value-type="float">
            <text:p>8819.04</text:p>
          </table:table-cell>
          <table:table-cell office:value-type="float" office:value="18253.3" calcext:value-type="float">
            <text:p>18253.3</text:p>
          </table:table-cell>
          <table:table-cell office:value-type="float" office:value="36796.9" calcext:value-type="float">
            <text:p>36796.9</text:p>
          </table:table-cell>
          <table:table-cell office:value-type="float" office:value="75032.5" calcext:value-type="float">
            <text:p>75032.5</text:p>
          </table:table-cell>
          <table:table-cell office:value-type="float" office:value="153344" calcext:value-type="float">
            <text:p>153344</text:p>
          </table:table-cell>
          <table:table-cell office:value-type="float" office:value="306466" calcext:value-type="float">
            <text:p>3064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70:.C79])" office:value-type="float" office:value="8768.149" calcext:value-type="float">
            <text:p>8768.149</text:p>
          </table:table-cell>
          <table:table-cell table:formula="of:=AVERAGE([.D70:.D79])" office:value-type="float" office:value="17954" calcext:value-type="float">
            <text:p>17954</text:p>
          </table:table-cell>
          <table:table-cell table:formula="of:=AVERAGE([.E70:.E79])" office:value-type="float" office:value="36826.23" calcext:value-type="float">
            <text:p>36826.23</text:p>
          </table:table-cell>
          <table:table-cell table:formula="of:=AVERAGE([.F70:.F79])" office:value-type="float" office:value="75348.49" calcext:value-type="float">
            <text:p>75348.49</text:p>
          </table:table-cell>
          <table:table-cell table:formula="of:=AVERAGE([.G70:.G79])" office:value-type="float" office:value="152419.7" calcext:value-type="float">
            <text:p>152419.7</text:p>
          </table:table-cell>
          <table:table-cell table:formula="of:=AVERAGE([.H70:.H79])" office:value-type="float" office:value="305304.8" calcext:value-type="float">
            <text:p>305304.8</text:p>
          </table:table-cell>
          <table:table-cell/>
          <table:table-cell table:formula="of:=[.C80]/1000" office:value-type="float" office:value="8.768149" calcext:value-type="float">
            <text:p>8.768149</text:p>
          </table:table-cell>
          <table:table-cell table:formula="of:=[.D80]/1000" office:value-type="float" office:value="17.954" calcext:value-type="float">
            <text:p>17.954</text:p>
          </table:table-cell>
          <table:table-cell table:formula="of:=[.E80]/1000" office:value-type="float" office:value="36.82623" calcext:value-type="float">
            <text:p>36.82623</text:p>
          </table:table-cell>
          <table:table-cell table:formula="of:=[.F80]/1000" office:value-type="float" office:value="75.34849" calcext:value-type="float">
            <text:p>75.34849</text:p>
          </table:table-cell>
          <table:table-cell table:formula="of:=[.G80]/1000" office:value-type="float" office:value="152.4197" calcext:value-type="float">
            <text:p>152.4197</text:p>
          </table:table-cell>
          <table:table-cell table:formula="of:=[.H80]/1000" office:value-type="float" office:value="305.3048" calcext:value-type="float">
            <text:p>305.3048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70:.C79])" office:value-type="float" office:value="176.690128973485" calcext:value-type="float">
            <text:p>176.6901289735</text:p>
          </table:table-cell>
          <table:table-cell table:formula="of:=STDEV([.D70:.D79])" office:value-type="float" office:value="166.372547147792" calcext:value-type="float">
            <text:p>166.3725471478</text:p>
          </table:table-cell>
          <table:table-cell table:formula="of:=STDEV([.E70:.E79])" office:value-type="float" office:value="129.380971037732" calcext:value-type="float">
            <text:p>129.3809710377</text:p>
          </table:table-cell>
          <table:table-cell table:formula="of:=STDEV([.F70:.F79])" office:value-type="float" office:value="257.533020320803" calcext:value-type="float">
            <text:p>257.5330203208</text:p>
          </table:table-cell>
          <table:table-cell table:formula="of:=STDEV([.G70:.G79])" office:value-type="float" office:value="913.070162814568" calcext:value-type="float">
            <text:p>913.0701628146</text:p>
          </table:table-cell>
          <table:table-cell table:formula="of:=STDEV([.H70:.H79])" office:value-type="float" office:value="3779.41229411252" calcext:value-type="float">
            <text:p>3779.4122941125</text:p>
          </table:table-cell>
          <table:table-cell/>
          <table:table-cell table:formula="of:=[.C81]/1000" office:value-type="float" office:value="0.176690128973485" calcext:value-type="float">
            <text:p>0.176690129</text:p>
          </table:table-cell>
          <table:table-cell table:formula="of:=[.D81]/1000" office:value-type="float" office:value="0.166372547147792" calcext:value-type="float">
            <text:p>0.1663725471</text:p>
          </table:table-cell>
          <table:table-cell table:formula="of:=[.E81]/1000" office:value-type="float" office:value="0.129380971037732" calcext:value-type="float">
            <text:p>0.129380971</text:p>
          </table:table-cell>
          <table:table-cell table:formula="of:=[.F81]/1000" office:value-type="float" office:value="0.257533020320803" calcext:value-type="float">
            <text:p>0.2575330203</text:p>
          </table:table-cell>
          <table:table-cell table:formula="of:=[.G81]/1000" office:value-type="float" office:value="0.913070162814568" calcext:value-type="float">
            <text:p>0.9130701628</text:p>
          </table:table-cell>
          <table:table-cell table:formula="of:=[.H81]/1000" office:value-type="float" office:value="3.77941229411252" calcext:value-type="float">
            <text:p>3.779412294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ingle core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6901.8" calcext:value-type="float">
            <text:p>56901.8</text:p>
          </table:table-cell>
          <table:table-cell office:value-type="float" office:value="116698" calcext:value-type="float">
            <text:p>116698</text:p>
          </table:table-cell>
          <table:table-cell office:value-type="float" office:value="237433" calcext:value-type="float">
            <text:p>237433</text:p>
          </table:table-cell>
          <table:table-cell office:value-type="float" office:value="482164" calcext:value-type="float">
            <text:p>482164</text:p>
          </table:table-cell>
          <table:table-cell office:value-type="float" office:value="973028" calcext:value-type="float">
            <text:p>973028</text:p>
          </table:table-cell>
          <table:table-cell table:style-name="ce1" office:value-type="float" office:value="1978010" calcext:value-type="float">
            <text:p>1.98E+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9537.1" calcext:value-type="float">
            <text:p>59537.1</text:p>
          </table:table-cell>
          <table:table-cell office:value-type="float" office:value="117580" calcext:value-type="float">
            <text:p>117580</text:p>
          </table:table-cell>
          <table:table-cell office:value-type="float" office:value="237967" calcext:value-type="float">
            <text:p>237967</text:p>
          </table:table-cell>
          <table:table-cell office:value-type="float" office:value="475675" calcext:value-type="float">
            <text:p>475675</text:p>
          </table:table-cell>
          <table:table-cell office:value-type="float" office:value="970263" calcext:value-type="float">
            <text:p>970263</text:p>
          </table:table-cell>
          <table:table-cell table:style-name="ce1" office:value-type="float" office:value="1976160" calcext:value-type="float">
            <text:p>1.98E+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9501.9" calcext:value-type="float">
            <text:p>59501.9</text:p>
          </table:table-cell>
          <table:table-cell office:value-type="float" office:value="118571" calcext:value-type="float">
            <text:p>118571</text:p>
          </table:table-cell>
          <table:table-cell office:value-type="float" office:value="235882" calcext:value-type="float">
            <text:p>235882</text:p>
          </table:table-cell>
          <table:table-cell office:value-type="float" office:value="479455" calcext:value-type="float">
            <text:p>479455</text:p>
          </table:table-cell>
          <table:table-cell office:value-type="float" office:value="972609" calcext:value-type="float">
            <text:p>972609</text:p>
          </table:table-cell>
          <table:table-cell table:style-name="ce1" office:value-type="float" office:value="1966860" calcext:value-type="float">
            <text:p>1.97E+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643.3" calcext:value-type="float">
            <text:p>59643.3</text:p>
          </table:table-cell>
          <table:table-cell office:value-type="float" office:value="117267" calcext:value-type="float">
            <text:p>117267</text:p>
          </table:table-cell>
          <table:table-cell office:value-type="float" office:value="236523" calcext:value-type="float">
            <text:p>236523</text:p>
          </table:table-cell>
          <table:table-cell office:value-type="float" office:value="482496" calcext:value-type="float">
            <text:p>482496</text:p>
          </table:table-cell>
          <table:table-cell office:value-type="float" office:value="971045" calcext:value-type="float">
            <text:p>971045</text:p>
          </table:table-cell>
          <table:table-cell table:style-name="ce1" office:value-type="float" office:value="1967660" calcext:value-type="float">
            <text:p>1.97E+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7182.8" calcext:value-type="float">
            <text:p>57182.8</text:p>
          </table:table-cell>
          <table:table-cell office:value-type="float" office:value="117090" calcext:value-type="float">
            <text:p>117090</text:p>
          </table:table-cell>
          <table:table-cell office:value-type="float" office:value="234219" calcext:value-type="float">
            <text:p>234219</text:p>
          </table:table-cell>
          <table:table-cell office:value-type="float" office:value="476395" calcext:value-type="float">
            <text:p>476395</text:p>
          </table:table-cell>
          <table:table-cell office:value-type="float" office:value="970937" calcext:value-type="float">
            <text:p>970937</text:p>
          </table:table-cell>
          <table:table-cell table:style-name="ce1" office:value-type="float" office:value="1940430" calcext:value-type="float">
            <text:p>1.94E+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008.8" calcext:value-type="float">
            <text:p>60008.8</text:p>
          </table:table-cell>
          <table:table-cell office:value-type="float" office:value="117170" calcext:value-type="float">
            <text:p>117170</text:p>
          </table:table-cell>
          <table:table-cell office:value-type="float" office:value="236665" calcext:value-type="float">
            <text:p>236665</text:p>
          </table:table-cell>
          <table:table-cell office:value-type="float" office:value="477525" calcext:value-type="float">
            <text:p>477525</text:p>
          </table:table-cell>
          <table:table-cell office:value-type="float" office:value="967207" calcext:value-type="float">
            <text:p>967207</text:p>
          </table:table-cell>
          <table:table-cell table:style-name="ce1" office:value-type="float" office:value="1958820" calcext:value-type="float">
            <text:p>1.96E+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296.3" calcext:value-type="float">
            <text:p>59296.3</text:p>
          </table:table-cell>
          <table:table-cell office:value-type="float" office:value="118621" calcext:value-type="float">
            <text:p>118621</text:p>
          </table:table-cell>
          <table:table-cell office:value-type="float" office:value="243371" calcext:value-type="float">
            <text:p>243371</text:p>
          </table:table-cell>
          <table:table-cell office:value-type="float" office:value="485395" calcext:value-type="float">
            <text:p>485395</text:p>
          </table:table-cell>
          <table:table-cell office:value-type="float" office:value="982114" calcext:value-type="float">
            <text:p>982114</text:p>
          </table:table-cell>
          <table:table-cell table:style-name="ce1" office:value-type="float" office:value="1967810" calcext:value-type="float">
            <text:p>1.97E+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829.7" calcext:value-type="float">
            <text:p>57829.7</text:p>
          </table:table-cell>
          <table:table-cell office:value-type="float" office:value="118110" calcext:value-type="float">
            <text:p>118110</text:p>
          </table:table-cell>
          <table:table-cell office:value-type="float" office:value="235820" calcext:value-type="float">
            <text:p>235820</text:p>
          </table:table-cell>
          <table:table-cell office:value-type="float" office:value="478236" calcext:value-type="float">
            <text:p>478236</text:p>
          </table:table-cell>
          <table:table-cell office:value-type="float" office:value="966812" calcext:value-type="float">
            <text:p>966812</text:p>
          </table:table-cell>
          <table:table-cell table:style-name="ce1" office:value-type="float" office:value="1968720" calcext:value-type="float">
            <text:p>1.97E+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857.8" calcext:value-type="float">
            <text:p>59857.8</text:p>
          </table:table-cell>
          <table:table-cell office:value-type="float" office:value="117109" calcext:value-type="float">
            <text:p>117109</text:p>
          </table:table-cell>
          <table:table-cell office:value-type="float" office:value="235596" calcext:value-type="float">
            <text:p>235596</text:p>
          </table:table-cell>
          <table:table-cell office:value-type="float" office:value="476459" calcext:value-type="float">
            <text:p>476459</text:p>
          </table:table-cell>
          <table:table-cell office:value-type="float" office:value="964270" calcext:value-type="float">
            <text:p>964270</text:p>
          </table:table-cell>
          <table:table-cell table:style-name="ce1" office:value-type="float" office:value="1958090" calcext:value-type="float">
            <text:p>1.96E+0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8952.4" calcext:value-type="float">
            <text:p>58952.4</text:p>
          </table:table-cell>
          <table:table-cell office:value-type="float" office:value="119736" calcext:value-type="float">
            <text:p>119736</text:p>
          </table:table-cell>
          <table:table-cell office:value-type="float" office:value="236071" calcext:value-type="float">
            <text:p>236071</text:p>
          </table:table-cell>
          <table:table-cell office:value-type="float" office:value="473472" calcext:value-type="float">
            <text:p>473472</text:p>
          </table:table-cell>
          <table:table-cell office:value-type="float" office:value="969352" calcext:value-type="float">
            <text:p>969352</text:p>
          </table:table-cell>
          <table:table-cell table:style-name="ce1" office:value-type="float" office:value="1961860" calcext:value-type="float">
            <text:p>1.96E+0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84:.C93])" office:value-type="float" office:value="58871.19" calcext:value-type="float">
            <text:p>58871.19</text:p>
          </table:table-cell>
          <table:table-cell table:formula="of:=AVERAGE([.D84:.D93])" office:value-type="float" office:value="117795.2" calcext:value-type="float">
            <text:p>117795.2</text:p>
          </table:table-cell>
          <table:table-cell table:formula="of:=AVERAGE([.E84:.E93])" office:value-type="float" office:value="236954.7" calcext:value-type="float">
            <text:p>236954.7</text:p>
          </table:table-cell>
          <table:table-cell table:formula="of:=AVERAGE([.F84:.F93])" office:value-type="float" office:value="478727.2" calcext:value-type="float">
            <text:p>478727.2</text:p>
          </table:table-cell>
          <table:table-cell table:formula="of:=AVERAGE([.G84:.G93])" office:value-type="float" office:value="970763.7" calcext:value-type="float">
            <text:p>970763.7</text:p>
          </table:table-cell>
          <table:table-cell table:formula="of:=AVERAGE([.H84:.H93])" office:value-type="float" office:value="1964442" calcext:value-type="float">
            <text:p>1964442</text:p>
          </table:table-cell>
          <table:table-cell/>
          <table:table-cell table:formula="of:=[.C94]/1000" office:value-type="float" office:value="58.87119" calcext:value-type="float">
            <text:p>58.87119</text:p>
          </table:table-cell>
          <table:table-cell table:formula="of:=[.D94]/1000" office:value-type="float" office:value="117.7952" calcext:value-type="float">
            <text:p>117.7952</text:p>
          </table:table-cell>
          <table:table-cell table:formula="of:=[.E94]/1000" office:value-type="float" office:value="236.9547" calcext:value-type="float">
            <text:p>236.9547</text:p>
          </table:table-cell>
          <table:table-cell table:formula="of:=[.F94]/1000" office:value-type="float" office:value="478.7272" calcext:value-type="float">
            <text:p>478.7272</text:p>
          </table:table-cell>
          <table:table-cell table:formula="of:=[.G94]/1000" office:value-type="float" office:value="970.7637" calcext:value-type="float">
            <text:p>970.7637</text:p>
          </table:table-cell>
          <table:table-cell table:formula="of:=[.H94]/1000" office:value-type="float" office:value="1964.442" calcext:value-type="float">
            <text:p>1964.442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table:formula="of:=STDEV([.C84:.C93])" office:value-type="float" office:value="1140.47327646611" calcext:value-type="float">
            <text:p>1140.4732764661</text:p>
          </table:table-cell>
          <table:table-cell table:formula="of:=STDEV([.D84:.D93])" office:value-type="float" office:value="945.035072835336" calcext:value-type="float">
            <text:p>945.0350728353</text:p>
          </table:table-cell>
          <table:table-cell table:formula="of:=STDEV([.E84:.E93])" office:value-type="float" office:value="2477.49860634561" calcext:value-type="float">
            <text:p>2477.4986063456</text:p>
          </table:table-cell>
          <table:table-cell table:formula="of:=STDEV([.F84:.F93])" office:value-type="float" office:value="3654.649999962" calcext:value-type="float">
            <text:p>3654.649999962</text:p>
          </table:table-cell>
          <table:table-cell table:formula="of:=STDEV([.G84:.G93])" office:value-type="float" office:value="4832.16588314414" calcext:value-type="float">
            <text:p>4832.1658831442</text:p>
          </table:table-cell>
          <table:table-cell table:formula="of:=STDEV([.H84:.H93])" office:value-type="float" office:value="10658.5738049495" calcext:value-type="float">
            <text:p>10658.5738049495</text:p>
          </table:table-cell>
          <table:table-cell/>
          <table:table-cell table:formula="of:=[.C95]/1000" office:value-type="float" office:value="1.14047327646611" calcext:value-type="float">
            <text:p>1.1404732765</text:p>
          </table:table-cell>
          <table:table-cell table:formula="of:=[.D95]/1000" office:value-type="float" office:value="0.945035072835336" calcext:value-type="float">
            <text:p>0.9450350728</text:p>
          </table:table-cell>
          <table:table-cell table:formula="of:=[.E95]/1000" office:value-type="float" office:value="2.47749860634561" calcext:value-type="float">
            <text:p>2.4774986063</text:p>
          </table:table-cell>
          <table:table-cell table:formula="of:=[.F95]/1000" office:value-type="float" office:value="3.654649999962" calcext:value-type="float">
            <text:p>3.65465</text:p>
          </table:table-cell>
          <table:table-cell table:formula="of:=[.G95]/1000" office:value-type="float" office:value="4.83216588314414" calcext:value-type="float">
            <text:p>4.8321658831</text:p>
          </table:table-cell>
          <table:table-cell table:formula="of:=[.H95]/1000" office:value-type="float" office:value="10.6585738049495" calcext:value-type="float">
            <text:p>10.658573804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GPU/single</text:p>
          </table:table-cell>
          <table:table-cell table:formula="of:=[.C94]/[.C66]" office:value-type="float" office:value="176.333217816993" calcext:value-type="float">
            <text:p>176.333217817</text:p>
          </table:table-cell>
          <table:table-cell table:formula="of:=[.D94]/[.D66]" office:value-type="float" office:value="187.278204205473" calcext:value-type="float">
            <text:p>187.2782042055</text:p>
          </table:table-cell>
          <table:table-cell table:formula="of:=[.E94]/[.E66]" office:value-type="float" office:value="195.616768800343" calcext:value-type="float">
            <text:p>195.6167688003</text:p>
          </table:table-cell>
          <table:table-cell table:formula="of:=[.F94]/[.F66]" office:value-type="float" office:value="201.932485745946" calcext:value-type="float">
            <text:p>201.9324857459</text:p>
          </table:table-cell>
          <table:table-cell table:formula="of:=[.G94]/[.G66]" office:value-type="float" office:value="206.312159759761" calcext:value-type="float">
            <text:p>206.3121597598</text:p>
          </table:table-cell>
          <table:table-cell table:formula="of:=[.H94]/[.H66]" office:value-type="float" office:value="159.478903837349" calcext:value-type="float">
            <text:p>159.47890383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PU/openmp</text:p>
          </table:table-cell>
          <table:table-cell table:formula="of:=[.C80]/[.C66]" office:value-type="float" office:value="26.2626919460749" calcext:value-type="float">
            <text:p>26.2626919461</text:p>
          </table:table-cell>
          <table:table-cell table:formula="of:=[.D80]/[.D66]" office:value-type="float" office:value="28.5443963616944" calcext:value-type="float">
            <text:p>28.5443963617</text:p>
          </table:table-cell>
          <table:table-cell table:formula="of:=[.E80]/[.E66]" office:value-type="float" office:value="30.4017101990306" calcext:value-type="float">
            <text:p>30.401710199</text:p>
          </table:table-cell>
          <table:table-cell table:formula="of:=[.F80]/[.F66]" office:value-type="float" office:value="31.7828355750489" calcext:value-type="float">
            <text:p>31.782835575</text:p>
          </table:table-cell>
          <table:table-cell table:formula="of:=[.G80]/[.G66]" office:value-type="float" office:value="32.3930916421111" calcext:value-type="float">
            <text:p>32.3930916421</text:p>
          </table:table-cell>
          <table:table-cell table:formula="of:=[.H80]/[.H66]" office:value-type="float" office:value="24.7854988033655" calcext:value-type="float">
            <text:p>24.78549880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enmp/single</text:p>
          </table:table-cell>
          <table:table-cell table:formula="of:=[.C94]/[.C80]" office:value-type="float" office:value="6.71420957832719" calcext:value-type="float">
            <text:p>6.7142095783</text:p>
          </table:table-cell>
          <table:table-cell table:formula="of:=[.D94]/[.D80]" office:value-type="float" office:value="6.56094463629275" calcext:value-type="float">
            <text:p>6.5609446363</text:p>
          </table:table-cell>
          <table:table-cell table:formula="of:=[.E94]/[.E80]" office:value-type="float" office:value="6.43440015445513" calcext:value-type="float">
            <text:p>6.4344001545</text:p>
          </table:table-cell>
          <table:table-cell table:formula="of:=[.F94]/[.F80]" office:value-type="float" office:value="6.3535075487246" calcext:value-type="float">
            <text:p>6.3535075487</text:p>
          </table:table-cell>
          <table:table-cell table:formula="of:=[.G94]/[.G80]" office:value-type="float" office:value="6.36901725957996" calcext:value-type="float">
            <text:p>6.3690172596</text:p>
          </table:table-cell>
          <table:table-cell table:formula="of:=[.H94]/[.H80]" office:value-type="float" office:value="6.43436329857899" calcext:value-type="float">
            <text:p>6.434363298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21:38:31.046240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4-08-20T16:22:41.771980821</meta:creation-date>
    <dc:date>2014-08-26T22:13:47.226210298</dc:date>
    <dc:creator>christian </dc:creator>
    <meta:editing-duration>PT57M</meta:editing-duration>
    <meta:editing-cycles>8</meta:editing-cycles>
    <meta:generator>LibreOffice/4.2.4.2$Linux_X86_64 LibreOffice_project/420m0$Build-2</meta:generator>
    <meta:document-statistic meta:table-count="1" meta:cell-count="666" meta:object-count="0"/>
  </office:meta>
</office:document-meta>
</file>